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2eac" officeooo:paragraph-rsid="00132eac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2eac" officeooo:paragraph-rsid="00132eac" style:font-size-asian="16pt" style:font-size-complex="16pt"/>
    </style:style>
    <style:style style:name="T1" style:family="text">
      <style:text-properties officeooo:rsid="00132ea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mazing Grace</text:p>
      <text:p text:style-name="P1"/>
      <text:p text:style-name="P5">Amazing grace! How sweet the sound,</text:p>
      <text:p text:style-name="P5">That saved a wretch like me!</text:p>
      <text:p text:style-name="P5">I once was lost, but now am found,</text:p>
      <text:p text:style-name="P5">Was blind, but now I see.</text:p>
      <text:p text:style-name="P5"/>
      <text:p text:style-name="P5">‘Twas grace that taught my heart to fear,</text:p>
      <text:p text:style-name="P5">And grace my fears relieved;</text:p>
      <text:p text:style-name="P5">How precious did that grace appear</text:p>
      <text:p text:style-name="P5">The hour I first believed!</text:p>
      <text:p text:style-name="P5"/>
      <text:p text:style-name="P5">Thro’ many dangers, toils, and snares,</text:p>
      <text:p text:style-name="P5">I have already come;</text:p>
      <text:p text:style-name="P5">‘Tis grace that bro’t me safe thus far,</text:p>
      <text:p text:style-name="P5">And grace will lead me home.</text:p>
      <text:p text:style-name="P5"/>
      <text:p text:style-name="P5">When we’ve been there ten thousand years,</text:p>
      <text:p text:style-name="P5">Bright shining as the sun,</text:p>
      <text:p text:style-name="P5">We’ve no less days to sing God’s praise</text:p>
      <text:p text:style-name="P5">Than when we first begun.</text:p>
      <text:p text:style-name="P2"><text:span text:style-name="T2"/></text:p>
      <text:p text:style-name="P2"/>
      <text:p text:style-name="P2">Composer: <text:span text:style-name="T1">Unknown</text:span></text:p>
      <text:p text:style-name="P2">Lyricist: <text:span text:style-name="T1">John Newton (1725-1807)</text:span></text:p>
      <text:p text:style-name="P2"/>
      <text:p text:style-name="P2"/>
      <text:p text:style-name="P5">Hymns of Truth and Praise 3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9:55:19.057934185</meta:creation-date>
    <meta:editing-duration>PT6M24S</meta:editing-duration>
    <meta:editing-cycles>2</meta:editing-cycles>
    <meta:generator>LibreOffice/6.2.8.2$MacOSX_X86_64 LibreOffice_project/f82ddfca21ebc1e222a662a32b25c0c9d20169ee</meta:generator>
    <dc:title>TubaHymn</dc:title>
    <dc:date>2020-04-25T10:01:43.001659471</dc:date>
    <meta:document-statistic meta:table-count="0" meta:image-count="0" meta:object-count="0" meta:page-count="1" meta:paragraph-count="20" meta:word-count="113" meta:character-count="599" meta:non-whitespace-character-count="506"/>
    <meta:template xlink:type="simple" xlink:actuate="onRequest" xlink:title="TubaHymn" xlink:href="../../../../../Library/Application%20Support/LibreOffice/4/user/template/TubaHymn1.ott" meta:date="2020-04-25T09:55:18.620693133"/>
  </office:meta>
</office:document-meta>
</file>